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826E06C4F03C57638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87e6" officeooo:paragraph-rsid="001987e6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46in" fo:min-width="0.2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3.7602in" svg:height="6.6874in" draw:z-index="0"><draw:image xlink:href="Pictures/1000000000000169000002826E06C4F03C576389.png" xlink:type="simple" xlink:show="embed" xlink:actuate="onLoad" loext:mime-type="image/png"/></draw:frame><draw:custom-shape text:anchor-type="paragraph" draw:z-index="1" draw:name="Shape1" draw:style-name="gr1" draw:text-style-name="P2" svg:width="0.3024in" svg:height="0.3024in" svg:x="2.0984in" svg:y="0.6508in"><text:p text:style-name="P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" svg:width="0.3024in" svg:height="0.3024in" svg:x="4.7339in" svg:y="0.5154in"><text:p text:style-name="P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" svg:width="0.3024in" svg:height="0.3024in" svg:x="4.7134in" svg:y="5.2445in"><text:p text:style-name="P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2" svg:width="0.3024in" svg:height="0.3024in" svg:x="2.6717in" svg:y="6.0154in"><text:p text:style-name="P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2" svg:width="0.3024in" svg:height="0.3024in" svg:x="4.4528in" svg:y="6.0465in"><text:p text:style-name="P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1" draw:text-style-name="P2" svg:width="0.3024in" svg:height="0.3024in" svg:x="1.5827in" svg:y="1.3591in"><text:p text:style-name="P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1" draw:text-style-name="P2" svg:width="0.3024in" svg:height="0.3024in" svg:x="4.1661in" svg:y="0.7134in"><text:p text:style-name="P2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36:33.554357253</meta:creation-date>
    <dc:date>2019-08-23T01:40:47.786653412</dc:date>
    <meta:editing-duration>PT4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